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263.61mm"/>
    </style:style>
    <style:style style:name="co4" style:family="table-column">
      <style:table-column-properties fo:break-before="auto" style:column-width="184.91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fo:font-weight="normal" style:text-underline-mode="continuous" style:text-overline-mode="continuous" style:text-line-through-mode="continuous" style:language-asian="none" style:country-asian="none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T1" style:family="text">
      <style:text-properties fo:color="#00aa00" style:font-name="Courier New" fo:font-size="10pt" style:text-underline-style="solid" style:text-underline-width="auto" style:text-underline-color="font-color" fo:font-style="italic" style:font-name-asian="Courier New" style:font-name-complex="Courier New" style:font-size-asian="10pt" style:font-size-complex="10pt" style:font-style-asian="italic" style:font-style-complex="italic"/>
    </style:style>
  </office:automatic-styles>
  <office:body>
    <office:spreadsheet>
      <table:table table:name="bignum_192_01.dat - 128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101001100000010001101010001110111011100111110111100100000001100101001001001001000001101010101111000010111010001010100110111100010011011110000110110000110100000000011001110001101001010010</text:p>
          </table:table-cell>
          <table:table-cell office:value-type="string" calcext:value-type="string">
            <text:p>565414890537600831503123623113910117286374577853315462613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34465773009662" calcext:value-type="float">
            <text:p>9,34465773009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0010000100101011111011011100001001010011100100100100001110110011000001110001010000101100011110010110001000001100011111100010011000011111111011100101000100101010110010110110011111111100101</text:p>
          </table:table-cell>
          <table:table-cell office:value-type="string" calcext:value-type="string">
            <text:p>512556282198852287738150200872113593873911587294388651619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07657528174926" calcext:value-type="float">
            <text:p>8,07657528174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</text:p>
          </table:table-cell>
          <table:table-cell office:value-type="string" calcext:value-type="string">
            <text:p>96910021981931046905663100929140984436298552098764005457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39228976989223" calcext:value-type="float">
            <text:p>7,39228976989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10000100001011011010010110100111110110101110101111000110011000010110100011001011111000011100100001010001000000110101110101001100010110010000011010110110011011101001100010111100111001</text:p>
          </table:table-cell>
          <table:table-cell office:value-type="string" calcext:value-type="string">
            <text:p>27901423906012483319337704316423899971627531603923528479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51883386295743" calcext:value-type="float">
            <text:p>9,51883386295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01101010110101110011000100110111001001100100001110000000001110101111100100111000100101010000100000010100010010100001011111011111001001100110110011011001110001011111100000010101111111111</text:p>
          </table:table-cell>
          <table:table-cell office:value-type="string" calcext:value-type="string">
            <text:p>605236904072170501983451381181002683404436211491330642227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5776081591187" calcext:value-type="float">
            <text:p>11,577608159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011001111100101011110010010101000011001101101000001111101100100100110001010110011011110011110111001100000110111010110010111000111001011010101000000000010110010010000001110001111010111110</text:p>
          </table:table-cell>
          <table:table-cell office:value-type="string" calcext:value-type="string">
            <text:p>621878750629563064911244128152366411408088166443681625670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99950900091724" calcext:value-type="float">
            <text:p>8,9995090009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</text:p>
          </table:table-cell>
          <table:table-cell office:value-type="string" calcext:value-type="string">
            <text:p>44368947991775511483175389081336488140791313003655948525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08393091029215" calcext:value-type="float">
            <text:p>8,08393091029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00111101000011010010110000011000000101011100010000011011000100100100010001011010000000010110001111011110011011110111011110110011111001100110110001101000010110001011101101000000110101010</text:p>
          </table:table-cell>
          <table:table-cell office:value-type="string" calcext:value-type="string">
            <text:p>177712999821865088172085619536720557366052103413308735530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96449723926702" calcext:value-type="float">
            <text:p>9,96449723926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010000111011101010011111111001010111110001011111111100111101111010110001010100111010100111100110000110001111101111101011000100001100101011110010100010011110000110001001111100000111000100</text:p>
          </table:table-cell>
          <table:table-cell office:value-type="string" calcext:value-type="string">
            <text:p>24779414638983498975987865836743894157206679847901210710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3527471670885" calcext:value-type="float">
            <text:p>9,352747167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1111010111010111010010111010011110110100000000011011101100111001111001001101111101110110000111010001100001001010101001110101110111111011110011100100000110110010100101011110000111010011001</text:p>
          </table:table-cell>
          <table:table-cell office:value-type="string" calcext:value-type="string">
            <text:p>509236084748817362309317941015859264339266234183212486210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66509275952763" calcext:value-type="float">
            <text:p>6,6650927595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</text:p>
          </table:table-cell>
          <table:table-cell office:value-type="string" calcext:value-type="string">
            <text:p>437021276226734046749767739234813085268345320731847437888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19601552256149" calcext:value-type="float">
            <text:p>7,19601552256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111011100000000010010111001001111010101100000101010101111100101110111111100010010010001010111000010111001001100010101100110011101100101101110011011100001110001010111110111011101100101100</text:p>
          </table:table-cell>
          <table:table-cell office:value-type="string" calcext:value-type="string">
            <text:p>293549609218145718776238373437374923186531359442354121809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26008764087374" calcext:value-type="float">
            <text:p>9,26008764087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101110100111001100100100000010001001000110011101010111111010010011010011101000110100100100101001001000001100110000100000011010011010000101100001011000000010011010000110100000100101000110</text:p>
          </table:table-cell>
          <table:table-cell office:value-type="string" calcext:value-type="string">
            <text:p>409270165896708103260437793595058615422187275645833563578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7386379892426" calcext:value-type="float">
            <text:p>10,738637989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1100101010110101110111101110101100110101110110110100100000000101101000101001111110100011111010110001011100011010111011001100010010110011001101000101101011011000101101100110001100011011110</text:p>
          </table:table-cell>
          <table:table-cell office:value-type="string" calcext:value-type="string">
            <text:p>58439498648099920162454183516553160426166062466399219939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4.5005294883197" calcext:value-type="float">
            <text:p>14,5005294883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</text:p>
          </table:table-cell>
          <table:table-cell office:value-type="string" calcext:value-type="string">
            <text:p>8744517237351797076428167366685135254668541394087892291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48179115408957" calcext:value-type="float">
            <text:p>9,4817911540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1011101010110101110001100111100011001110000011101010100010010000000000001011011100100100011110100100100111110001101110110000010011001011001101110001100100101110010110000001100110111111010</text:p>
          </table:table-cell>
          <table:table-cell office:value-type="string" calcext:value-type="string">
            <text:p>524321132695713121785996097884360712664837728537607463269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2120892353984" calcext:value-type="float">
            <text:p>10,212089235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0000100010001010100000011010101011010100100000111011110110101100001110001010000000101001100001100010101000000101011110001001010111001011011001001011000000100011110000111010011100010010</text:p>
          </table:table-cell>
          <table:table-cell office:value-type="string" calcext:value-type="string">
            <text:p>30167692936333247247770637232483141028840874677066585638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7422941494516" calcext:value-type="float">
            <text:p>7,7422941494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101000000111011000011101000110111100100110111111111000100001110010101010000011000011110011110000100010110000110101111111001101100110111101100110011110011000100100101010011011000101011101</text:p>
          </table:table-cell>
          <table:table-cell office:value-type="string" calcext:value-type="string">
            <text:p>261154916797007417663148437477696973211838750929792648431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839655054241" calcext:value-type="float">
            <text:p>7,839655054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</text:p>
          </table:table-cell>
          <table:table-cell office:value-type="string" calcext:value-type="string">
            <text:p>61553792245816136356750756400567166854414040489830979337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37951314097466" calcext:value-type="float">
            <text:p>8,37951314097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001000001100101101110010000110110000000101010101001101100001011000000011000011110101011111010011101000010101010100100010001010010000011011111001110111000110111100101110101111100100100</text:p>
          </table:table-cell>
          <table:table-cell office:value-type="string" calcext:value-type="string">
            <text:p>3080696627552676318260472521746472775514244979479800297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25075685614038" calcext:value-type="float">
            <text:p>7,25075685614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0111001001100011110011010001100001110000111001101001000100101110010010000111011111011111001110000110000010101001011001001010111111010101111111100111001100001001101000011111110111011101101</text:p>
          </table:table-cell>
          <table:table-cell office:value-type="string" calcext:value-type="string">
            <text:p>34223612631124555361453332090829298298468581094320452359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82511728467228" calcext:value-type="float">
            <text:p>6,82511728467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01010110100000000110110010000111000111101001100000111110001001110101000001100010011010111100100011111010110111011001100100100011010000010001001000000011010011100000011110100111010011100</text:p>
          </table:table-cell>
          <table:table-cell office:value-type="string" calcext:value-type="string">
            <text:p>143872628718630302458137580626536320445006179702890032706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68407701886791" calcext:value-type="float">
            <text:p>8,68407701886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</text:p>
          </table:table-cell>
          <table:table-cell office:value-type="string" calcext:value-type="string">
            <text:p>149487888878880818048881997850538364803659152640128615010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37542020003703" calcext:value-type="float">
            <text:p>7,37542020003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001100010011010111100011111101110100000011010000101000001000111101111110011101001011100110000010101111001100010011001001011011100101100000111110111101011011100101010000100101111100000001</text:p>
          </table:table-cell>
          <table:table-cell office:value-type="string" calcext:value-type="string">
            <text:p>168620887014430670394212994037801768843808263536379968691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53743439562365" calcext:value-type="float">
            <text:p>7,5374343956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11011001000000111000100000100111011000010001011011010010011111010100010111111111111110011100100100001100000000101101000100001100010000001110111101101100001001111011111101010001010101100</text:p>
          </table:table-cell>
          <table:table-cell office:value-type="string" calcext:value-type="string">
            <text:p>92428901592933111285483761055852961895586873726920652458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81374274952402" calcext:value-type="float">
            <text:p>7,8137427495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0010011111111000110010100010001100011010101001000000000000001010110011010111000101111100011101111011101101000000001011111110110010101011010101111010110000111010111010010001110001110011110</text:p>
          </table:table-cell>
          <table:table-cell office:value-type="string" calcext:value-type="string">
            <text:p>532693291819691983114530216089903526363488592274027032668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6987075809146" calcext:value-type="float">
            <text:p>11,6987075809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</text:p>
          </table:table-cell>
          <table:table-cell office:value-type="string" calcext:value-type="string">
            <text:p>20824408610245095644326627929135496050223386483627228910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86966045653273" calcext:value-type="float">
            <text:p>7,8696604565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101101111101000001111011000100000001011000011101000001110110101101010011110010001101011000111001100000000101010110110100001100010101000110010001100110011111111000100001100110111100100111</text:p>
          </table:table-cell>
          <table:table-cell office:value-type="string" calcext:value-type="string">
            <text:p>26204962585783454160906941260564838274717006395603402381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82564243907356" calcext:value-type="float">
            <text:p>8,82564243907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011101000110001110000000000011000110111011010110000100001001100011001011011101111001110111111011001101101001111111111000110001001000000111111110011010101011111101000101000000110011011000</text:p>
          </table:table-cell>
          <table:table-cell office:value-type="string" calcext:value-type="string">
            <text:p>318314214814119400544094002446768939244021246144442138952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02312390227434" calcext:value-type="float">
            <text:p>9,0231239022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01000011111001001010101010101100000101101000101011000100010100000011101001111100111001101111111100100000101110000001010110100101011100000000000101010111011010010100110100101110101111110</text:p>
          </table:table-cell>
          <table:table-cell office:value-type="string" calcext:value-type="string">
            <text:p>11899623342703448497450382828013071021246098987673260107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39055947176927" calcext:value-type="float">
            <text:p>9,39055947176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</text:p>
          </table:table-cell>
          <table:table-cell office:value-type="string" calcext:value-type="string">
            <text:p>333222351477094035884810967751603374052447011435706742002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16029388471156" calcext:value-type="float">
            <text:p>8,1602938847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11101101101110010111110010010000000110001011100111010111001010101001100011110100101010000010100000000110000110000011101010101010011001100111100011010111101010010111010010011011110111001</text:p>
          </table:table-cell>
          <table:table-cell office:value-type="string" calcext:value-type="string">
            <text:p>441008627831698962296902564608158980031797862386770177016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99673610792821" calcext:value-type="float">
            <text:p>5,9967361079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11000001101001110100001101010111110100000101110110101000000110101111000000110011101111010001100100111101101111111100010011100011011110101010101011111100101001100010100011011110011000010</text:p>
          </table:table-cell>
          <table:table-cell office:value-type="string" calcext:value-type="string">
            <text:p>180253147908076909881842969079606833107023177952520580217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6552011237195" calcext:value-type="float">
            <text:p>10,6552011237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100011110110011101100101101101000010111010100111101101110100101010010101100011111010001010011110100111001111101111110111111000100000100110010010101101010100111111001001010110001110000010</text:p>
          </table:table-cell>
          <table:table-cell office:value-type="string" calcext:value-type="string">
            <text:p>564548519072670726125487543743243959757822968145628295257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14278036384" calcext:value-type="float">
            <text:p>12,14278036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</text:p>
          </table:table-cell>
          <table:table-cell office:value-type="string" calcext:value-type="string">
            <text:p>16383324537532676896599232361853552606070059507928557661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6850043449655" calcext:value-type="float">
            <text:p>8,6850043449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010110110110001001010010101001001101001000111010110001011001100011010100100010100100010110111110101011011010110110010111100100000101010111010111110011101111100010010101100010011101101101</text:p>
          </table:table-cell>
          <table:table-cell office:value-type="string" calcext:value-type="string">
            <text:p>268316371591965244470931146535131420906927829776260334577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29360991848553" calcext:value-type="float">
            <text:p>8,29360991848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011000000010100100001000101001110100001111010010100010111101010110011111110100010111010000011110101100111011010101001100010101010100000101011111110001111010111100101011101111011101100011</text:p>
          </table:table-cell>
          <table:table-cell office:value-type="string" calcext:value-type="string">
            <text:p>297923274171573783514216910874585274307220588179368279843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96584404387256" calcext:value-type="float">
            <text:p>8,96584404387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101110110010100011001000101101011101101100010001001100100100100110001011000010100001000001001010101000101100100111001111110001011101100010111011100001111010101000010111111100000000101101</text:p>
          </table:table-cell>
          <table:table-cell office:value-type="string" calcext:value-type="string">
            <text:p>105250234915087487493677070035725728864265478707986037150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96711969866481" calcext:value-type="float">
            <text:p>7,9671196986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</text:p>
          </table:table-cell>
          <table:table-cell office:value-type="string" calcext:value-type="string">
            <text:p>221784075434426413448160138881389484774408676534238701727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5168590121228" calcext:value-type="float">
            <text:p>9,516859012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0111100010011000110011010000100001110000000100111100111100111101101110001001101010000001011001010110101101000100111110110110110010001111010100110001100001011010101100001011110100100111</text:p>
          </table:table-cell>
          <table:table-cell office:value-type="string" calcext:value-type="string">
            <text:p>62454910251056851799322801327576759945072827753986475549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55131944542188" calcext:value-type="float">
            <text:p>8,5513194454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00011101000111011010111100010111111010111100000101000101111110011011010000001100011011100101101000000011100011001100011111001000000110101000111011111101111100111111011101001110010000001</text:p>
          </table:table-cell>
          <table:table-cell office:value-type="string" calcext:value-type="string">
            <text:p>113349422658794580059221085812779778112772676605277048742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73784023417072" calcext:value-type="float">
            <text:p>9,73784023417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1110011101111011000011001010001011011111101001100101100100100111101010010110011100010101110011111111000000110111110011001110011011011110000001010000100001100101110111010111011110000001</text:p>
          </table:table-cell>
          <table:table-cell office:value-type="string" calcext:value-type="string">
            <text:p>156692694779548722508973499551606166660076357191809036889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81104246447871" calcext:value-type="float">
            <text:p>8,81104246447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</text:p>
          </table:table-cell>
          <table:table-cell office:value-type="string" calcext:value-type="string">
            <text:p>19426869009746782825083987687751143211154768651044688185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4554699158507" calcext:value-type="float">
            <text:p>8,4554699158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110000101110101111100100110111100000011100011101111100001011011110100111010000011101101000010111101000010011111111001010100101001011111000001000000110010101000100100100100101110010110010</text:p>
          </table:table-cell>
          <table:table-cell office:value-type="string" calcext:value-type="string">
            <text:p>321322993513905520383980985191463290367070506833547692357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98815254193123" calcext:value-type="float">
            <text:p>9,9881525419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0010010100110001001101011000001010111111010011011010110001011101011100011010011110100001100000110010101010100010010101110111011000111001001100110010101101100001101100100011010101111000111</text:p>
          </table:table-cell>
          <table:table-cell office:value-type="string" calcext:value-type="string">
            <text:p>395168704238317815105996811382971961553755175155800956410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33490496174003" calcext:value-type="float">
            <text:p>8,33490496174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001100011100111000001100000011000111000110100110010111000111001111001001011010011000011100101011100011110101111000101100011001100000111101000101110111111011101100101000111101010011010010</text:p>
          </table:table-cell>
          <table:table-cell office:value-type="string" calcext:value-type="string">
            <text:p>31576323035065807045279799952734312336193981181423803322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00393160853014" calcext:value-type="float">
            <text:p>7,0039316085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</text:p>
          </table:table-cell>
          <table:table-cell office:value-type="string" calcext:value-type="string">
            <text:p>550012928719499422461693923558891295671437643626462847079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63020753093403" calcext:value-type="float">
            <text:p>6,63020753093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00001100000000001110111111110110100100000010100101010101000000111111111101111101100011000100010011101010001000110101010100111000111010000000001010110010010001110010010110000011000111100</text:p>
          </table:table-cell>
          <table:table-cell office:value-type="string" calcext:value-type="string">
            <text:p>549476346318768042074403134569752124948952198427063687737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57684721049495" calcext:value-type="float">
            <text:p>8,57684721049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010110011000110011110101011001111001111101110010001110101000111011100000010100100101000001100111110011111101110111100010011001111110110001100101001110011000101110111111101001110000010000</text:p>
          </table:table-cell>
          <table:table-cell office:value-type="string" calcext:value-type="string">
            <text:p>26824612759131815913021522504738037249748389942125730601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44009474166695" calcext:value-type="float">
            <text:p>8,44009474166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11110111101000001110111110011110101110110010100100001011000100011011011000001110010001011010000111001101010000010100111101011001010010000000100101100010110010110111110111000110110010110</text:p>
          </table:table-cell>
          <table:table-cell office:value-type="string" calcext:value-type="string">
            <text:p>284270809298791710091141963537605454235957050026992255323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28199458126337" calcext:value-type="float">
            <text:p>8,2819945812633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ignum_192_02.dat - 128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</text:p>
          </table:table-cell>
          <table:table-cell office:value-type="string" calcext:value-type="string">
            <text:p>153164051427499839451565392077715998091142036486097562939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9638638272681" calcext:value-type="float">
            <text:p>11,963863827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0100000101000101001000010001111011001011100011101011101111010000110000010111001101100000101100000110111011011011000100110010011110100110111001011101111100111101001000001001000001010101111</text:p>
          </table:table-cell>
          <table:table-cell office:value-type="string" calcext:value-type="string">
            <text:p>37770421754262635173749394768943230484424601852666469751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5.6603549570867" calcext:value-type="float">
            <text:p>15,6603549570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011000111000100001010101100110000101110011011001011001000110001010101111000001111101001000000001110000011001100000011011101111011001000100110000110001001101111100110010110010001000100010</text:p>
          </table:table-cell>
          <table:table-cell office:value-type="string" calcext:value-type="string">
            <text:p>43536407426687005307482490775238995340245431418554822907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7833501140947" calcext:value-type="float">
            <text:p>12,7833501140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1011110111101000000110000110000111101101000000100111111000001001001110001011011101101000100010011100101010011001100010001010010111010011100001111000010111010000001110110101110111100110111</text:p>
          </table:table-cell>
          <table:table-cell office:value-type="string" calcext:value-type="string">
            <text:p>387254468112039821201964230634639390463908360976464209080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.1969552511933" calcext:value-type="float">
            <text:p>13,196955251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</text:p>
          </table:table-cell>
          <table:table-cell office:value-type="string" calcext:value-type="string">
            <text:p>618278160796204923371781559673640387570102656070242981697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99304538157686" calcext:value-type="float">
            <text:p>9,9930453815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1111111101110000111000000110010000010111001100011001100011000111000000101101101111010111111010100010000000100100110010100101011010000010111100101011011011111111100000011110110110</text:p>
          </table:table-cell>
          <table:table-cell office:value-type="string" calcext:value-type="string">
            <text:p>4750652506608356258455389560239650556721383048129740997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88845696764461" calcext:value-type="float">
            <text:p>8,88845696764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111011000001011011000100111010100011010101000011100001000100110100011000100110010101100111101011011001001000111100100111111011000010111011000010101010011111111001011011010010110100101011</text:p>
          </table:table-cell>
          <table:table-cell office:value-type="string" calcext:value-type="string">
            <text:p>411171961201771591062910909546641697330482258065070785668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9987671393449" calcext:value-type="float">
            <text:p>10,9987671393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0001010000101111000000111111101001011110001100010100111010001101110100001011011001110011110100111000110111100001101111111011111001011100010111111100001001010001001111010000000000011000111</text:p>
          </table:table-cell>
          <table:table-cell office:value-type="string" calcext:value-type="string">
            <text:p>511561084022276529243042207897449765332351875385396769607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54462002811015" calcext:value-type="float">
            <text:p>9,5446200281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</text:p>
          </table:table-cell>
          <table:table-cell office:value-type="string" calcext:value-type="string">
            <text:p>15012470558140304172159296127178983887092556898084759652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2162796436104" calcext:value-type="float">
            <text:p>11,2162796436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1101111000001000111010000001011001010011010001000111001100110001010101001100110000101100100010101100001011101110001110011111000101111110101001101101010000110010101110100110001110111100</text:p>
          </table:table-cell>
          <table:table-cell office:value-type="string" calcext:value-type="string">
            <text:p>166410192778893490017161411523695316334663474187039056786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79137491015949" calcext:value-type="float">
            <text:p>9,79137491015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010000000111001000100011010001111011100000011000010010011000100010111010110000111011111101111110110001111111100101001010010101101010100110111010010100101100110001100100011001000010100110</text:p>
          </table:table-cell>
          <table:table-cell office:value-type="string" calcext:value-type="string">
            <text:p>188820532244991495035592004426628063433631077023563969757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66684844493034" calcext:value-type="float">
            <text:p>9,6668484449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1001110001001100101101011100111010011110001011000001000100000111010000100100101011110011010001010000010010001001000011110101011111110001101111101011100110100101011011010111000011010011101</text:p>
          </table:table-cell>
          <table:table-cell office:value-type="string" calcext:value-type="string">
            <text:p>58083877053795725508318439452958996606663697745984196133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52604781762654" calcext:value-type="float">
            <text:p>7,52604781762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</text:p>
          </table:table-cell>
          <table:table-cell office:value-type="string" calcext:value-type="string">
            <text:p>13582984008131607481767746610630372292310502154126546590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69274952689916" calcext:value-type="float">
            <text:p>9,6927495268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1010110001111001001111111010010101000010100110111100000101000001101000110110101001001101010100001110010010010001110011000001101010011110111100101111000101101001001101110101010101110000</text:p>
          </table:table-cell>
          <table:table-cell office:value-type="string" calcext:value-type="string">
            <text:p>344930970309668935638082879691222718181529853713734535307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94849017675808" calcext:value-type="float">
            <text:p>8,94849017675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00010111111000001001101101101001101010010111111011001101111110010101110001111111100101111111100000000001100000100001101111011001010010110100110101001110101011011000001010100111011100110</text:p>
          </table:table-cell>
          <table:table-cell office:value-type="string" calcext:value-type="string">
            <text:p>147576971488298031989043197332878204999919723089926064099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5.6887908890639" calcext:value-type="float">
            <text:p>15,688790889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1001111110111111101011100101110000111111010011010010000100110110000100110100010000111100110001000001110000010101100010101000011001110101001000001000001001001001001100111010001010000011</text:p>
          </table:table-cell>
          <table:table-cell office:value-type="string" calcext:value-type="string">
            <text:p>87349839373423517542732053244948123129085953843630149696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0037913617428" calcext:value-type="float">
            <text:p>10,0037913617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</text:p>
          </table:table-cell>
          <table:table-cell office:value-type="string" calcext:value-type="string">
            <text:p>441369614733215394147635084662539702430203346066441015618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46471115335026" calcext:value-type="float">
            <text:p>9,46471115335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1111000110000100010000011101010100000001110110110011011101111011111110011001000000010111000010111010010111101011111100111000100100101101100111011110100001110110000000100000000010010001110</text:p>
          </table:table-cell>
          <table:table-cell office:value-type="string" calcext:value-type="string">
            <text:p>587368502658445139991210942539331169210013655097551827879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31687457343902" calcext:value-type="float">
            <text:p>9,31687457343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1000011000110000000010111011001101010101101001000110100100010110011100000010001110111111011101010100110000010010010010011010010010111111100111011100000001111000110001101000100101000000</text:p>
          </table:table-cell>
          <table:table-cell office:value-type="string" calcext:value-type="string">
            <text:p>136144870214919078081279651875680642751872290397548593388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19488420995017" calcext:value-type="float">
            <text:p>8,19488420995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10100101000001111001100110001011011110111100110101101000110110111101110110001100011101000000110111001101100000011000100100100101111011010010001001100010110010000011001000110111110011110</text:p>
          </table:table-cell>
          <table:table-cell office:value-type="string" calcext:value-type="string">
            <text:p>20422475569803955620904768365055691082570393388041710099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2183423988491" calcext:value-type="float">
            <text:p>6,218342398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</text:p>
          </table:table-cell>
          <table:table-cell office:value-type="string" calcext:value-type="string">
            <text:p>589446047481142232052250942199609538544333903833849201660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06110628618008" calcext:value-type="float">
            <text:p>6,0611062861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110100011110011000000000011010010101111101001011011011010100001100100011100011101011010001010101110000101001010111110111001011100011011101111000111000000100011101001111100001011011100011</text:p>
          </table:table-cell>
          <table:table-cell office:value-type="string" calcext:value-type="string">
            <text:p>44940042649759034685038757467778135782325196579879485498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98299132919658" calcext:value-type="float">
            <text:p>5,98299132919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0010111111000011001110101110111011110100011101011110110101100111110100000110000000010100011111100111011111001010001011000000101000110001101111001101001100111010100001101010000001111111</text:p>
          </table:table-cell>
          <table:table-cell office:value-type="string" calcext:value-type="string">
            <text:p>43691220503303669991989286465496472445981931535659815814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52150954063695" calcext:value-type="float">
            <text:p>7,52150954063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0100000001100101011110110011010101110000101110101010110011110100101000010010100101111000110001111001111101011000110111011101111111001110000001110101010111110010001101111110001011111001111</text:p>
          </table:table-cell>
          <table:table-cell office:value-type="string" calcext:value-type="string">
            <text:p>33840539034808960039090685385516165775897085002421737287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44703688659273" calcext:value-type="float">
            <text:p>6,44703688659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</text:p>
          </table:table-cell>
          <table:table-cell office:value-type="string" calcext:value-type="string">
            <text:p>3236464147325401609987097767804722460596907114526973278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44676283561271" calcext:value-type="float">
            <text:p>9,4467628356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000100010000000001010010110101110000010011100000111110000101000110001000000110111010111100101100100110111110011000111111001111111100011110011101000100100111111001111101101101000001111011</text:p>
          </table:table-cell>
          <table:table-cell office:value-type="string" calcext:value-type="string">
            <text:p>167386873879347141551153976091679966222562972461115682418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65729888183129" calcext:value-type="float">
            <text:p>9,6572988818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0111101011110101111111111100000001010001011000010100000001011011100111011100101010110100100111101010101111001000110100100111001001010011001010000101101010111111010111111111101101100001</text:p>
          </table:table-cell>
          <table:table-cell office:value-type="string" calcext:value-type="string">
            <text:p>30767683993944320930237944098263269933764669248119966257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52175622229092" calcext:value-type="float">
            <text:p>6,52175622229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1010010110001100000111110011010100011110000010011000111000110101100001010111100110000001101100001110011111001110011010001111011111011100111111001011011100001001011110111001001001110011111</text:p>
          </table:table-cell>
          <table:table-cell office:value-type="string" calcext:value-type="string">
            <text:p>58154737364434477724808270759478399743723651794758751077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98863137440778" calcext:value-type="float">
            <text:p>5,9886313744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</text:p>
          </table:table-cell>
          <table:table-cell office:value-type="string" calcext:value-type="string">
            <text:p>226783881135200260940600230326760678441502215583860029679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96726686767605" calcext:value-type="float">
            <text:p>5,96726686767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00000001110110010011100001100011010110110011010110010101101111111111100101101001111101001101000111110110000110000110100100000101111100100000001010000100100110000011000010010101000101001</text:p>
          </table:table-cell>
          <table:table-cell office:value-type="string" calcext:value-type="string">
            <text:p>549281812390649954222862354425789395719531498706862244919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54459806250879" calcext:value-type="float">
            <text:p>6,54459806250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1000100010000010011001010101100000000111111010001101101110010000011000110111001011111000000110000001110111000000010010101000111101111111001001111010110111011101010100111101111100011000001</text:p>
          </table:table-cell>
          <table:table-cell office:value-type="string" calcext:value-type="string">
            <text:p>461626686419784380684174024092408637591512440063987908422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719586181498" calcext:value-type="float">
            <text:p>8,71958618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001101000010011111011100000110110111001101110101011010111111011111001101001010110101100101111001101111001001000100100010000011100101101111100111111010110101001111011010000100010111011111</text:p>
          </table:table-cell>
          <table:table-cell office:value-type="string" calcext:value-type="string">
            <text:p>237389524607896140127909526806521574745516714784383567612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04747948909418" calcext:value-type="float">
            <text:p>9,04747948909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</text:p>
          </table:table-cell>
          <table:table-cell office:value-type="string" calcext:value-type="string">
            <text:p>557254636952698747122443067308644798072785069067394655169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65723045826791" calcext:value-type="float">
            <text:p>7,65723045826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001101111111011010000100101101111101010000101001011010000110001100101011010001101100001110111101111101011110001010111110100011110111000010111100011111110100111100000110100011111101001000</text:p>
          </table:table-cell>
          <table:table-cell office:value-type="string" calcext:value-type="string">
            <text:p>286575247151321711207200239703582744497728389868351247136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45075050733338" calcext:value-type="float">
            <text:p>9,4507505073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1001011110011111100011101001001110111100100011011101101011011101010101100100000100011010010101000000010001011101101000100000001001010100111010101001101101111010111110000011000110100101</text:p>
          </table:table-cell>
          <table:table-cell office:value-type="string" calcext:value-type="string">
            <text:p>25972191054476900221519715133655960016681651077954615338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1250373264682" calcext:value-type="float">
            <text:p>9,1250373264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00000110010011100011000000001000111010101111011010000011110111110011111001000100100010011001110000111111111010010100001110110000000010010100100001000100111001111111011010100100101101101</text:p>
          </table:table-cell>
          <table:table-cell office:value-type="string" calcext:value-type="string">
            <text:p>13252840258991465710492367561281170236494042516156389318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145221083213" calcext:value-type="float">
            <text:p>11,145221083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</text:p>
          </table:table-cell>
          <table:table-cell office:value-type="string" calcext:value-type="string">
            <text:p>55046351313813490562589168899496128935111871324661641433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5932975189081" calcext:value-type="float">
            <text:p>5,5932975189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110111111001101101010010101011001110001111010111010001110111100100000110101001111011000111101111011101101000110100111101001000101100110110010110110111111111001110110000010001111100100100</text:p>
          </table:table-cell>
          <table:table-cell office:value-type="string" calcext:value-type="string">
            <text:p>35184590908033882928401551352132526760082853438379042486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9645358018894" calcext:value-type="float">
            <text:p>6,9645358018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1000001001000011110100010101111001110011110010010011111100111010000000010011000001110110000000000101110110110010011000111110101100001110001101010101010011001110101000111011010000100</text:p>
          </table:table-cell>
          <table:table-cell office:value-type="string" calcext:value-type="string">
            <text:p>9963932710775292418735411467423846664687634708541711731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09290429115635" calcext:value-type="float">
            <text:p>9,09290429115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100111101000000001000110011110110101000100111110111011101011100001101010101010011000010100101100001101000110110011000110101010010101011101110110001000101100000110101100111101011011100100</text:p>
          </table:table-cell>
          <table:table-cell office:value-type="string" calcext:value-type="string">
            <text:p>408199384707543249246347364219885964874187790103404582269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15273325762464" calcext:value-type="float">
            <text:p>8,1527332576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</text:p>
          </table:table-cell>
          <table:table-cell office:value-type="string" calcext:value-type="string">
            <text:p>48040390220837619714119102003188220782762244256286950387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5692956987302" calcext:value-type="float">
            <text:p>11,5692956987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000010100100011101010001010010110110010010000100101101010100000100000011011011110000100111110110101111100101111111000010010100011111000001100011101011010101001000001101101111101111100001</text:p>
          </table:table-cell>
          <table:table-cell office:value-type="string" calcext:value-type="string">
            <text:p>353480769727040742430547831852829841114996930473361348912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1229793840312" calcext:value-type="float">
            <text:p>10,122979384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000100101001000001101100100010101111111001111111111110001110100000011000110100101110000010001001100100110110001000101100100101111011110010100011101001100010100101101101101111001011011</text:p>
          </table:table-cell>
          <table:table-cell office:value-type="string" calcext:value-type="string">
            <text:p>20930844001552377809739105411732924019973320239608278997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079838356028" calcext:value-type="float">
            <text:p>11,079838356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110100110100100000011011010101011011011010101011110001101011111000111001101011111111101001011010000010001100001111110111000101011000111000101110011001010000111001011100001010110001111111</text:p>
          </table:table-cell>
          <table:table-cell office:value-type="string" calcext:value-type="string">
            <text:p>292525877702001098284262243013136143417825509721242289267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1550951379189" calcext:value-type="float">
            <text:p>12,1550951379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</text:p>
          </table:table-cell>
          <table:table-cell office:value-type="string" calcext:value-type="string">
            <text:p>615858355954464305434948915158669968384537611291689863617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48773134277799" calcext:value-type="float">
            <text:p>8,48773134277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0000111101100000100011000011100001100011001011010011110011101011010101111011001100110100001101001000011110011111001011110010011001000000010111011101101100101000111111101011011101100001011</text:p>
          </table:table-cell>
          <table:table-cell office:value-type="string" calcext:value-type="string">
            <text:p>530808728816007380748372497104220670981516055312503811149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0988860475093" calcext:value-type="float">
            <text:p>12,0988860475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00000100011001101101100000100010100111101100001011100010110110101100011001011101001101110100110001000101101010111111100010000111001110110000010111100100110100011000100101011110001110000</text:p>
          </table:table-cell>
          <table:table-cell office:value-type="string" calcext:value-type="string">
            <text:p>269803535691990499301886234733583171812331852150854718168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46034002836555" calcext:value-type="float">
            <text:p>9,46034002836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11101100110001110011111110000100001011011111000101001011011000101011011101111101110000100110011001101010001001101100101001010110011010111101010110000110100111010101011111001000001101001</text:p>
          </table:table-cell>
          <table:table-cell office:value-type="string" calcext:value-type="string">
            <text:p>27915897228244699002219964469491411145619189726476972565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26976676684264" calcext:value-type="float">
            <text:p>8,26976676684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</text:p>
          </table:table-cell>
          <table:table-cell office:value-type="string" calcext:value-type="string">
            <text:p>438129911701011859167515730845321003243084726878453636226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68602286880258" calcext:value-type="float">
            <text:p>9,6860228688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010100001000001110110101000100100000001111000100001000110110000010001011001110101011110000001000010101010001100111101010010111100001000001000111101000000101010011111111000101101110001101</text:p>
          </table:table-cell>
          <table:table-cell office:value-type="string" calcext:value-type="string">
            <text:p>267899931564778055725187881275567422034794218161996538561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91968496777033" calcext:value-type="float">
            <text:p>7,9196849677703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ignum_256_01.dat - 128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1001101000001010001010010000100011110110010111000111010111011110</text:p>
          </table:table-cell>
          <table:table-cell office:value-type="string" calcext:value-type="string">
            <text:p>2825378057975577652815105084804127520843470659385692713325628194021149798959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95475912602919" calcext:value-type="float">
            <text:p>8,9547591260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000001011100110110000010110000011011101101101100010011001001111010011011100101110111110011110100100000100100000101010111110110001100011100010000101010110011000010111001101100101100100011000101010111100000111110100100000000111000001100110000001101110</text:p>
          </table:table-cell>
          <table:table-cell office:value-type="string" calcext:value-type="string">
            <text:p>6063042694719854479632819876741380275257867945185159643733319343025796509707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4731705911259" calcext:value-type="float">
            <text:p>12,473170591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001000100110000110001001101111100110010110010001000100010100111011110111101000000110000110000111101101000000100111111000001001001110001011011101101000100010011100101010011001100010001010010111010011100001111000010111010000001110110101110111100110111</text:p>
          </table:table-cell>
          <table:table-cell office:value-type="string" calcext:value-type="string">
            <text:p>1113904527178073608864227643600210983131016470005882423313376264975818756544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2067077772483" calcext:value-type="float">
            <text:p>10,206707777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0000000111101111111111011100001110000001100100000101110011000110</text:p>
          </table:table-cell>
          <table:table-cell office:value-type="string" calcext:value-type="string">
            <text:p>11405218998571434399232285711406025408207646012468544847193218658784467277331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8147560617729" calcext:value-type="float">
            <text:p>10,8147560617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100011100000010110110111101011111101010001000000010010011001010010101101000001011110010101101101111111110000001111011011010100111101100000101101100010011101010001101010100001110000100010011010001100010011001010110011110101101100100100011110010011111</text:p>
          </table:table-cell>
          <table:table-cell office:value-type="string" calcext:value-type="string">
            <text:p>4482852264939504747184808859616582050126635303267105101968031440132281114537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91644238085065" calcext:value-type="float">
            <text:p>9,91644238085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0010111011000010101010011111111001011011010010110100101011110100001010000101111000000111111101001011110001100010100111010001101110100001011011001110011110100111000110111100001101111111011111001011100010111111100001001010001001111010000000000011000111</text:p>
          </table:table-cell>
          <table:table-cell office:value-type="string" calcext:value-type="string">
            <text:p>7993753529781067675503256835190475404323784903272339414237175217971186945248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87276326007227" calcext:value-type="float">
            <text:p>8,8727632600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0100001111011110000010001110100000010110010100110100010001110011</text:p>
          </table:table-cell>
          <table:table-cell office:value-type="string" calcext:value-type="string">
            <text:p>276931202300113780634877542225977946005849514700484790461885481116656637881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68339990005256" calcext:value-type="float">
            <text:p>8,68339990005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01010100110011000010110010001010110000101110111000111001111100010111111010100110110101000011001010111010011000111011110001001101000000011100100010001101000111101110000001100001001001100010001011101011000011101111110111111011000111111110010100101001</text:p>
          </table:table-cell>
          <table:table-cell office:value-type="string" calcext:value-type="string">
            <text:p>223131538911271219798804049350744493173751012706995784492848730384847633052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5164904438146" calcext:value-type="float">
            <text:p>10,5164904438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10100110111010010100101100110001100100011001000010100110111011001110001001100101101011100111010011110001011000001000100000111010000100100101011110011010001010000010010001001000011110101011111110001101111101011100110100101011011010111000011010011101</text:p>
          </table:table-cell>
          <table:table-cell office:value-type="string" calcext:value-type="string">
            <text:p>4100306311936217326881830364177656753117705340668673271342488445741550557762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.1402232900903" calcext:value-type="float">
            <text:p>13,1402232900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1000110010101100011110010011111110100101010000101001101111000001</text:p>
          </table:table-cell>
          <table:table-cell office:value-type="string" calcext:value-type="string">
            <text:p>2505618297552933423713335745815776540212134825259781469863062993248845631379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5809254473495" calcext:value-type="float">
            <text:p>11,5809254473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110100011011010100100110101010000111001001001000111001100000110101001111011110010111100010110100100110111010101010111000000111100001011111100000100110110110100110101001011111101100110111111001010111000111111110010111111110000000000110000010000110111</text:p>
          </table:table-cell>
          <table:table-cell office:value-type="string" calcext:value-type="string">
            <text:p>2968906489901885644079867786541219670481947512163913265702300187600388902200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74523173653035" calcext:value-type="float">
            <text:p>8,7452317365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10010110100110101001110101011011000001010100111011100110001000111001111110111111101011100101110000111111010011010010000100110110000100110100010000111100110001000001110000010101100010101000011001110101001000001000001001001001001100111010001010000011</text:p>
          </table:table-cell>
          <table:table-cell office:value-type="string" calcext:value-type="string">
            <text:p>8077778121877280947767261308506444539199689853921937187375110479467014282509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197310305542" calcext:value-type="float">
            <text:p>11,197310305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1110111110001100001000100000111010101000000011101101100110111011</text:p>
          </table:table-cell>
          <table:table-cell office:value-type="string" calcext:value-type="string">
            <text:p>8141832324895409071612496776759088877832139130759398580480131239857844694879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0430683670364" calcext:value-type="float">
            <text:p>12,043068367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1111001100100000001011100001011101001011110101111110011100010010010110110011101111010000111011000000010000000001001000111000110111100001100011000000001011101100110101010110100100011010010001011001110000001000111011111101110101010011000001001001001001</text:p>
          </table:table-cell>
          <table:table-cell office:value-type="string" calcext:value-type="string">
            <text:p>1012270904292593024022356007944186388628388140380389113110668670654592925087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187752007568" calcext:value-type="float">
            <text:p>11,3187752007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0010111111100111011100000001111000110001101000100101000000010100110100101000001111001100110001011011110111100110101101000110110111101110110001100011101000000110111001101100000011000100100100101111011010010001001100010110010000011001000110111110011110</text:p>
          </table:table-cell>
          <table:table-cell office:value-type="string" calcext:value-type="string">
            <text:p>745178637202337133417161241328024105987539489025064115912905100085864329665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1298876407706" calcext:value-type="float">
            <text:p>10,1298876407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1011011101000111100110000000000110100101011111010010110110110101</text:p>
          </table:table-cell>
          <table:table-cell office:value-type="string" calcext:value-type="string">
            <text:p>1087336038314427944391490789460783449053221203092315614660760372687467549280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961983271028" calcext:value-type="float">
            <text:p>11,396198327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0001110001110101101000101010111000010100101011111011100101110001101110111100011100000010001110100111110000101101110001110110010001011111100001100111010111011101111010001110101111011010110011111010000011000000001010001111110011101111100101000101100</text:p>
          </table:table-cell>
          <table:table-cell office:value-type="string" calcext:value-type="string">
            <text:p>567905241128111884812703663013309344094736000648965583591791035173823891306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30710926855549" calcext:value-type="float">
            <text:p>9,30710926855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0110001101111001101001100111010100001101010000001111111100010100000001100101011110110011010101110000101110101010110011110100101000010010100101111000110001111001111101011000110111011101111111001110000001110101010111110010001101111110001011111001111</text:p>
          </table:table-cell>
          <table:table-cell office:value-type="string" calcext:value-type="string">
            <text:p>461100721503224334076949055520544264797869462122722321027086321878870203387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5563742272926" calcext:value-type="float">
            <text:p>11,556374227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0100010001000100000000010100101101011100000100111000001111100001</text:p>
          </table:table-cell>
          <table:table-cell office:value-type="string" calcext:value-type="string">
            <text:p>59702225829448289317234954144938641231721805951380008288242540943742517585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38818210071999" calcext:value-type="float">
            <text:p>9,3881821007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0100000011011101011110010110010011011111001100011111100111111110001111001110100010010011111100111110110110100000111101101111101011110101111010111111111110000000101000101100001010000000101101110011101110010101011010010011110101010111100100011010010</text:p>
          </table:table-cell>
          <table:table-cell office:value-type="string" calcext:value-type="string">
            <text:p>317192027862611723821529620824864388499830223551247869695255099794140459030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4.4360014222418" calcext:value-type="float">
            <text:p>14,436001422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001010011001010000101101010111111010111111111101101100001111011010010110001100000111110011010100011110000010011000111000110101100001010111100110000001101100001110011111001110011010001111011111011100111111001011011100001001011110111001001001110011111</text:p>
          </table:table-cell>
          <table:table-cell office:value-type="string" calcext:value-type="string">
            <text:p>5171059156127217823809769924282301181821219828786764349902473903834178706319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19779320942815" calcext:value-type="float">
            <text:p>7,1977932094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1110000000000011101100100111000011000110101101100110101100101011</text:p>
          </table:table-cell>
          <table:table-cell office:value-type="string" calcext:value-type="string">
            <text:p>4183424215343606794516303963476631971768565119971362495479419804312229002730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.14640336276045" calcext:value-type="float">
            <text:p>6,14640336276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111110010110100111110100110100011111011000011000011010010000010111110010000000101000010010011000001100001001010100010100110111100010001000001001100101010110000000011111101000110110111001000001100011011100101111100000011000000111011100000001001010100</text:p>
          </table:table-cell>
          <table:table-cell office:value-type="string" calcext:value-type="string">
            <text:p>5787277132716101334859536784202052118630137045680921136212422840603443816098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37597953019712" calcext:value-type="float">
            <text:p>8,37597953019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11111001001111010110111011101010100111101111100011000001011000001101000010011111011100000110110111001101110101011010111111011111001101001010110101100101111001101111001001000100100010000011100101101111100111111010110101001111011010000100010111011111</text:p>
          </table:table-cell>
          <table:table-cell office:value-type="string" calcext:value-type="string">
            <text:p>5607484929170134449389259944583188639640408111591323769892149834593534320790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0138031729391" calcext:value-type="float">
            <text:p>12,0138031729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0111010011011111110110100001001011011111010100001010010110100001</text:p>
          </table:table-cell>
          <table:table-cell office:value-type="string" calcext:value-type="string">
            <text:p>1027953367175436332300873316873758831878827548266439632416891322278220640188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2002302159962" calcext:value-type="float">
            <text:p>11,200230215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10101101000110110000111011110111110101111000101011111010001111011100001011110001111111010011110000011010001111110100100000001010100101111001111110001110100100111011110010001101110110101101110101010110010000010001101001010100000001000101110110100010</text:p>
          </table:table-cell>
          <table:table-cell office:value-type="string" calcext:value-type="string">
            <text:p>6362965009455537678694407997970717760808561373992571285197642423112668783350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60890411523913" calcext:value-type="float">
            <text:p>9,60890411523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10100111010101001101101111010111110000011000110100101001101100000110010011100011000000001000111010101111011010000011110111110011111001000100100010011001110000111111111010010100001110110000000010010100100001000100111001111111011010100100101101101</text:p>
          </table:table-cell>
          <table:table-cell office:value-type="string" calcext:value-type="string">
            <text:p>105466005099500010383620382368647237425517315236947279430414136728217539620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58417527797892" calcext:value-type="float">
            <text:p>8,58417527797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1000111101111110011011010100101010110011100011110101110100011101</text:p>
          </table:table-cell>
          <table:table-cell office:value-type="string" calcext:value-type="string">
            <text:p>10154259548774229975925032722820620430569531338217937802850131496048444043190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288522535844" calcext:value-type="float">
            <text:p>10,288522535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0000011010100111101100011110111101110110100011010011110100100010110011011001011011011111111100111011000001000111110010010000000100000100000100100001111010001010111100111001111001001001111110011101000000001001100000111011000000000010111011011001001100</text:p>
          </table:table-cell>
          <table:table-cell office:value-type="string" calcext:value-type="string">
            <text:p>1031743633616149424332787234948619827637570285163171976366270439311138501238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04157809937677" calcext:value-type="float">
            <text:p>8,0415780993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01100001110001101010101010011001110101000111011010000100101001100111101000000001000110011110110101000100111110111011101011100001101010101010011000010100101100001101000110110011000110101010010101011101110110001000101100000110101100111101011011100100</text:p>
          </table:table-cell>
          <table:table-cell office:value-type="string" calcext:value-type="string">
            <text:p>567118613833595825920496960203842301194832399602607420586330949048074945062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5897579327164" calcext:value-type="float">
            <text:p>10,5897579327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1001000000101001000111010100010100101101100100100001001011010101</text:p>
          </table:table-cell>
          <table:table-cell office:value-type="string" calcext:value-type="string">
            <text:p>8861887836049306590713204292351414056706658890114133304025084086714873951509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48211095459482" calcext:value-type="float">
            <text:p>8,48211095459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01101101111000010011111011010111110010111111100001001010001111100000110001110101101010100100000110110111110111110000100001000100010010100100000110110010001010111111100111111111111000111010000001100011010010111000001000100110010011011000100010110</text:p>
          </table:table-cell>
          <table:table-cell office:value-type="string" calcext:value-type="string">
            <text:p>183351900898701757646857157623843520064996501314169801039737201370755613928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.0380859811442" calcext:value-type="float">
            <text:p>13,038085981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1111011110010100011101001100010100101101101101111001011011011101110100110100100000011011010101011011011010101011110001101011111000111001101011111111101001011010000010001100001111110111000101011000111000101110011001010000111001011100001010110001111111</text:p>
          </table:table-cell>
          <table:table-cell office:value-type="string" calcext:value-type="string">
            <text:p>3431626842431009085873518375131953367356884069686387198046412775114673335001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0866954398665" calcext:value-type="float">
            <text:p>11,0866954398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1101100001111011000001000110000111000011000110010110100111100111</text:p>
          </table:table-cell>
          <table:table-cell office:value-type="string" calcext:value-type="string">
            <text:p>11360581477947521975866798958096660679488847738418475437342965412018600761187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0984841956132" calcext:value-type="float">
            <text:p>10,0984841956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10111101100110011010000110100100001111001111100101111001001100100000001011101110110110010100011111110101101110110000101101101110000010001100110110110000010001010011110110000101110001011011010110001100101110100110111010011000100010110101011111110001</text:p>
          </table:table-cell>
          <table:table-cell office:value-type="string" calcext:value-type="string">
            <text:p>4104315079277586124973470664181522729180508588463112421033979152628533659851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1977400280769" calcext:value-type="float">
            <text:p>12,197740028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110110000010111100100110100011000100101011110001110000011100011101100110001110011111110000100001011011111000101001011011000101011011101111101110000100110011001101010001001101100101001010110011010111101010110000110100111010101011111001000001101001</text:p>
          </table:table-cell>
          <table:table-cell office:value-type="string" calcext:value-type="string">
            <text:p>654094918914228470425969949338965509628264827952764094174677780828775773399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2545966862187" calcext:value-type="float">
            <text:p>10,254596686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0110110101000010000011101101010001001000000011110001000010001101</text:p>
          </table:table-cell>
          <table:table-cell office:value-type="string" calcext:value-type="string">
            <text:p>8082070352185529648066471795612663697883505527671810414248799660840439402100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2356289508559" calcext:value-type="float">
            <text:p>9,235628950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1000101100111010101111000000100001010101000110011110101001011110000100000100011110100000010101001111111100010110111000110111100110100110000001000110101000111011101110011111011110010000000110010100100100100100000110101010111100001011101000101010011011</text:p>
          </table:table-cell>
          <table:table-cell office:value-type="string" calcext:value-type="string">
            <text:p>588800330692172563062771294269194237026698101802864319820689772386850784242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876728353819" calcext:value-type="float">
            <text:p>11,876728353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0011011110000110110000110100000000011001110001101001010010110100010000100101011111011011100001001010011100100100100001110110011000001110001010000101100011110010110001000001100011111100010011000011111111011100101000100101010110010110110011111111100101</text:p>
          </table:table-cell>
          <table:table-cell office:value-type="string" calcext:value-type="string">
            <text:p>890457450683740975031076824245500850309974357294433234298273063283360883834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76079004060788" calcext:value-type="float">
            <text:p>8,7607900406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0000101101100001000010110110100101101001111101101011101011110001</text:p>
          </table:table-cell>
          <table:table-cell office:value-type="string" calcext:value-type="string">
            <text:p>1787674373678248915305600494331917300447518648984963114993563941765842617828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39946516731158" calcext:value-type="float">
            <text:p>8,3994651673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00001011010001100101111100001110010000101000100000011010111010100110001011001000001101011011001101110100110001011110011100111110110110101011010111001100010011011100100110010000111000000000111010111110010011100010010101000010000001010001001010000101111</text:p>
          </table:table-cell>
          <table:table-cell office:value-type="string" calcext:value-type="string">
            <text:p>689109210058845915726069267692298113512975842621625871726829396146857396521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.0934709731944" calcext:value-type="float">
            <text:p>13,093470973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11001001100110110011011001110001011111100000010101111111111111111011001111100101011110010010101000011001101101000001111101100100100110001010110011011110011110111001100000110111010110010111000111001011010101000000000010110010010000001110001111010111110</text:p>
          </table:table-cell>
          <table:table-cell office:value-type="string" calcext:value-type="string">
            <text:p>8607522412726868749287067211363081083868112398398435686002170600648174148780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11914912762756" calcext:value-type="float">
            <text:p>8,1191491276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0100100001111010000110100101100000110000001010111000100000110110</text:p>
          </table:table-cell>
          <table:table-cell office:value-type="string" calcext:value-type="string">
            <text:p>818462628424012227946593316637726431663868003280141507457100875872940250583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.1190496075686" calcext:value-type="float">
            <text:p>13,119049607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10001000101101000000001011000111101111001101111011101111011001111100110011011000110100001011000101110110100000011010101001100101000011101110101001111111100101011111000101111111110011110111101011000101010011101010011110011000011000111110111110101100</text:p>
          </table:table-cell>
          <table:table-cell office:value-type="string" calcext:value-type="string">
            <text:p>165247961391046088853013062521548954173987754019310940102929434147045079735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0.8488429179855" calcext:value-type="float">
            <text:p>20,8488429179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00101011110010100010011110000110001001111100000111000100110011111010111010111010010111010011110110100000000011011101100111001111001001101111101110110000111010001100001001010101001110101110111111011110011100100000110110010100101011110000111010011001</text:p>
          </table:table-cell>
          <table:table-cell office:value-type="string" calcext:value-type="string">
            <text:p>303823304971924923874122020828050618252940773040363003250631260717060267086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.8469387956899" calcext:value-type="float">
            <text:p>13,8469387956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0111011110111000000000100101110010011110101011000001010101011111</text:p>
          </table:table-cell>
          <table:table-cell office:value-type="string" calcext:value-type="string">
            <text:p>806161963732049123380164448312991508293542088783759096318579567566279176410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6.39856325366" calcext:value-type="float">
            <text:p>16,39856325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011111110001001001000101011100001011100100110001010110011001110110010110111001101110000111000101011111011101110110010110010100110111010011100110010010000001000100100011001110101011111101001001101001110100011010010010010100100100000110011000010000001</text:p>
          </table:table-cell>
          <table:table-cell office:value-type="string" calcext:value-type="string">
            <text:p>2125542239636740912226134056337055173507594948019515154855774900013786957017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5.5976773773489" calcext:value-type="float">
            <text:p>15,5976773773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1010000101100001011000000010011010000110100000100101000110111011100101010110101110111101110101100110101110110110100100000000101101000101001111110100011111010110001011100011010111011001100010010110011001101000101101011011000101101100110001100011011110</text:p>
          </table:table-cell>
          <table:table-cell office:value-type="string" calcext:value-type="string">
            <text:p>7531984492380384573033587596262099631948909166500616565679067775842047774537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7.6201559685417" calcext:value-type="float">
            <text:p>17,6201559685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1101010111010101101011100011001111000110011100000111010101000100</text:p>
          </table:table-cell>
          <table:table-cell office:value-type="string" calcext:value-type="string">
            <text:p>1613078715255702832724028475577347180792101638240746194596131193518687154720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9528480989294" calcext:value-type="float">
            <text:p>12,9528480989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0000000101101110010010001111010010010011111000110111011000001001100101100110111000110010010111001011000000110011011111101001111011000010001000101010000001101010101101010010000011101111011010110000111000101000000010100110000110001010100000010101111000</text:p>
          </table:table-cell>
          <table:table-cell office:value-type="string" calcext:value-type="string">
            <text:p>5790615664280258713846914655435756617994556240173894247243835873604892111807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5.808472519744" calcext:value-type="float">
            <text:p>15,80847251974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ignum_256_02.dat - 128 frasc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al algoritmo</text:p>
          </table:table-cell>
          <table:table-cell table:style-name="Default"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010111001011011001001011000000100011110000111010011100010010011010101000000111011000011101000110111100100110111111111000100001110010101010000011000011110011110000100010110000110101111111001101100110111101100110011110011000100100101010011011000101011101</text:p>
          </table:table-cell>
          <table:table-cell office:value-type="string" calcext:value-type="string">
            <text:p>6775397931640841339124373858325810849436001959947281873521510907591904629180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6846772157063" calcext:value-type="float">
            <text:p>10,684677215706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0000110010010000011001011011100100001101100000001010101010011011</text:p>
          </table:table-cell>
          <table:table-cell office:value-type="string" calcext:value-type="string">
            <text:p>11354670523248577651455989379612380507233090318518627540227531572841414870082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1902002088626" calcext:value-type="float">
            <text:p>10,190200208862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0000001100001111010101111101001110100001010101010010001000101001000001101111100111011100011011110010111010111110010010010001011100100110001111001101000110000111000011100110100100010010111001001000011101111101111100111000011000001010100101100100101</text:p>
          </table:table-cell>
          <table:table-cell office:value-type="string" calcext:value-type="string">
            <text:p>497814455201200975121165313629695968507506015382773737942311643584769381456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41523423186127" calcext:value-type="float">
            <text:p>9,4152342318612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11010101111111100111001100001001101000011111110111011101101001110101010110100000000110110010000111000111101001100000111110001001110101000001100010011010111100100011111010110111011001100100100011010000010001001000000011010011100000011110100111010011100</text:p>
          </table:table-cell>
          <table:table-cell office:value-type="string" calcext:value-type="string">
            <text:p>5730229838821754674754874579356740923768859792802969977130096226602547723023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9057310750478" calcext:value-type="float">
            <text:p>10,905731075047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0100010011000100110101111000111111011101000000110100001010000010</text:p>
          </table:table-cell>
          <table:table-cell office:value-type="string" calcext:value-type="string">
            <text:p>275756482826784671834304373084380350936916930589292870536290579320847762233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46331794445505" calcext:value-type="float">
            <text:p>8,4633179444550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0111111001110100101110011000001010111100110001001100100101101110010110000011111011110101101110010101000010010111110000000100100101101100100000011100010000010011101100001000101101101001001111101010001011111111111111001110010010000110000000010110100010</text:p>
          </table:table-cell>
          <table:table-cell office:value-type="string" calcext:value-type="string">
            <text:p>2803248425138274493904544518412109274630543603886266215745944208838782563267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0582861299938" calcext:value-type="float">
            <text:p>10,058286129993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10000001110111101101100001001111011111101010001010101100110110010011111111000110010100010001100011010101001000000000000001010110011010111000101111100011101111011101101000000001011111110110010101011010101111010110000111010111010010001110001110011110</text:p>
          </table:table-cell>
          <table:table-cell office:value-type="string" calcext:value-type="string">
            <text:p>1108496965676403835349826848663106687069703905197471096541159043724567490652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0424120934092" calcext:value-type="float">
            <text:p>8,042412093409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0110101011011111010000011110110001000000010110000111010000011101</text:p>
          </table:table-cell>
          <table:table-cell office:value-type="string" calcext:value-type="string">
            <text:p>38414253611954487793594406159836299585732198964823651749293449814073750620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01420582576547" calcext:value-type="float">
            <text:p>7,0142058257654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110101001111001000110101100011100110000000010101011011010000110001010100011001000110011001111111100010000110011011110010011110000001110100011000111000000000001100011011101101011000010000100110001100101101110111100111011111101100110110100111111111100011</text:p>
          </table:table-cell>
          <table:table-cell office:value-type="string" calcext:value-type="string">
            <text:p>7838994768084239989666462979310196099555264016497917395672011283595381614179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16586172552067" calcext:value-type="float">
            <text:p>9,1658617255206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000000111111110011010101011111101000101000000110011011000001100001000011111001001010101010101100000101101000101011000100010100000011101001111100111001101111111100100000101110000001010110100101011100000000000101010111011010010100110100101110101111110</text:p>
          </table:table-cell>
          <table:table-cell office:value-type="string" calcext:value-type="string">
            <text:p>815572234863578590225079686399157291492078094734345981221717421828113343219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29768537603128" calcext:value-type="float">
            <text:p>8,2976853760312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1011001111011011011100101111100100100000001100010111001110101110</text:p>
          </table:table-cell>
          <table:table-cell office:value-type="string" calcext:value-type="string">
            <text:p>6146867437337645659699678090243313288571452959998152809324318581763910988279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944791186188" calcext:value-type="float">
            <text:p>12,94479118618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10100110001111010010101000001010000000011000011000001110101010101001100110011110001101011110101001011101001001101111011100101001001100000110100111010000110101011111010000010111011010100000011010111100000011001110111101000110010011110110111111110001001</text:p>
          </table:table-cell>
          <table:table-cell office:value-type="string" calcext:value-type="string">
            <text:p>385347779078763171339786608410251461053282043743672788220396066227783212399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09231610651009" calcext:value-type="float">
            <text:p>8,0923161065100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11011110101010101011111100101001100010100011011110011000010111001100011110110011101100101101101000010111010100111101101110100101010010101100011111010001010011110100111001111101111110111111000100000100110010010101101010100111111001001010110001110000010</text:p>
          </table:table-cell>
          <table:table-cell office:value-type="string" calcext:value-type="string">
            <text:p>899914149198610053389489755889841045458698562817284222367863347798874367845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3535800943421" calcext:value-type="float">
            <text:p>10,353580094342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0110110101101101100010010100101010010011010010001110101100010110</text:p>
          </table:table-cell>
          <table:table-cell office:value-type="string" calcext:value-type="string">
            <text:p>30221899482039118798722468697215966305672925905761643968910327236047809359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6884703603784" calcext:value-type="float">
            <text:p>10,688470360378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1101010010001010010001011011111010101101101011011001011110010000010101011101011111001110111110001001010110001001110110110101111001100000001010010000100010100111010000111101001010001011110101011001111111010001011101000001111010110011101101010100110001</text:p>
          </table:table-cell>
          <table:table-cell office:value-type="string" calcext:value-type="string">
            <text:p>449241370601774814832854763117743822986609528157324843026124018509277801239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06862905058128" calcext:value-type="float">
            <text:p>9,0686290505812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10100000101011111110001111010111100101011101111011101100011001010101110110010100011001000101101011101101100010001001100100100100110001011000010100001000001001010101000101100100111001111110001011101100010111011100001111010101000010111111100000000101101</text:p>
          </table:table-cell>
          <table:table-cell office:value-type="string" calcext:value-type="string">
            <text:p>3845630371535666516761539784274724301309458640344972735120004082353432426910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0673578609748" calcext:value-type="float">
            <text:p>11,067357860974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0001100101111000100110001100110100001000011100000001001111001111</text:p>
          </table:table-cell>
          <table:table-cell office:value-type="string" calcext:value-type="string">
            <text:p>4091194079163157591557058698360354487036921337184831024538449374733442692398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0159674349095" calcext:value-type="float">
            <text:p>12,015967434909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0110111000100110101000000101100101011010110100010011111011011011001000111101010011000110000101101010110000101111010010011100101110001110100011101101011110001011111101011110000010100010111111001101101000000110001101110010110100000001110001100110001111</text:p>
          </table:table-cell>
          <table:table-cell office:value-type="string" calcext:value-type="string">
            <text:p>2791724998094966777210594235079214894538109177786614165068879569333287276379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481118119765" calcext:value-type="float">
            <text:p>11,348111811976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000000110101000111011111101111100111111011101001110010000001001111111110011101111011000011001010001011011111101001100101100100100111101010010110011100010101110011111111000000110111110011001110011011011110000001010000100001100101110111010111011110000001</text:p>
          </table:table-cell>
          <table:table-cell office:value-type="string" calcext:value-type="string">
            <text:p>6522690003243958306663229500615469109175165121742293070487281732840423459827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11921738891822" calcext:value-type="float">
            <text:p>7,1192173889182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1000001100001011101011111001001101111000000111000111011111000010</text:p>
          </table:table-cell>
          <table:table-cell office:value-type="string" calcext:value-type="string">
            <text:p>3583624807762782116091223951105677645289113431706671023593603462839071332550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88876989030697" calcext:value-type="float">
            <text:p>7,8887698903069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1111010011101000001110110100001011110100001001111111100101010010100101111100000100000011001010100010010010010010111001011001010100001001010011000100110101100000101011111101001101101011000101110101110001101001111010000110000011001010101010001001010111011</text:p>
          </table:table-cell>
          <table:table-cell office:value-type="string" calcext:value-type="string">
            <text:p>10069089850066829257834552618737907335541675430891001794185041931541346078380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6876369833746" calcext:value-type="float">
            <text:p>10,687636983374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00111001001100110010101101100001101100100011010101111000111100000001100011100111000001100000011000111000110100110010111000111001111001001011010011000011100101011100011110101111000101100011001100000111101000101110111111011101100101000111101010011010010</text:p>
          </table:table-cell>
          <table:table-cell office:value-type="string" calcext:value-type="string">
            <text:p>804155688812337970298929010625519740906601760475082699113601228264782925549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38938499963136" calcext:value-type="float">
            <text:p>8,3893849996313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1110000000011000000000011101111111101101001000000101001010101010</text:p>
          </table:table-cell>
          <table:table-cell office:value-type="string" calcext:value-type="string">
            <text:p>1014594773332006001321598907986885469643697469796754213539109686653575674149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17671840673421" calcext:value-type="float">
            <text:p>8,1767184067342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1111110111110110001100010001001110101000100011010101010011100011101000000000101011001001000111001001011000001100011110001101101011001100011001111010101100111100111110111001000111010100011101110000001010010010100000110011111001111110111011110001001</text:p>
          </table:table-cell>
          <table:table-cell office:value-type="string" calcext:value-type="string">
            <text:p>361670209442344803714485592275519877031131426945713460799508378373727449690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0838632234322" calcext:value-type="float">
            <text:p>11,083863223432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111110110001100101001110011000101110111111101001110000010000011100111110111101000001110111110011110101110110010100100001011000100011011011000001110010001011010000111001101010000010100111101011001010010000000100101100010110010110111110111000110110010110</text:p>
          </table:table-cell>
          <table:table-cell office:value-type="string" calcext:value-type="string">
            <text:p>722315025194012939675372456785912025447370741606435658080684969888567920920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3287578366254" calcext:value-type="float">
            <text:p>12,328757836625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100000110100100011111101110101010110100110011001101110101101010000011110101010011010000110000000001101000010100010110010101011000111011001100101100000000111001001111001000001100101001010100011101110101000001111011101111001001000110100000111001000011110</text:p>
          </table:table-cell>
          <table:table-cell office:value-type="string" calcext:value-type="string">
            <text:p>6884442194902081930456178192608846440778923614000487510791498117168382243279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6.1505873986178" calcext:value-type="float">
            <text:p>16,150587398617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00010011100010111111001100111010010010010110011101000101101110101001101000101000101100100100101100100100110110101010101110101101000011011001000100010011110000111010100111111101111001111011110111110010011010000111100010111101011101011000000000001010110</text:p>
          </table:table-cell>
          <table:table-cell office:value-type="string" calcext:value-type="string">
            <text:p>364613158416880521538298181723536811539606795107090488224120421963592008991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.6063903740517" calcext:value-type="float">
            <text:p>13,60639037405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11010000111100011100010010010001000101111010001111001100110010111000010100100100100001110110110101000001001000111000001111111111101011101101101101010011000100010101101110101100011010011010010011111010111001110000000111101011101000010111011111100111</text:p>
          </table:table-cell>
          <table:table-cell office:value-type="string" calcext:value-type="string">
            <text:p>103200554786048949317302842285161022313289348538168112857789396061237449502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27034393584278" calcext:value-type="float">
            <text:p>8,2703439358427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11001110010110011001011100001010110010101111000100011101111000100011100110100111001000100100110010010000101000110011100010101001010000101011010001010111010010110110110111101101110110001111110101100011011101110100100111011101010000110100010000110000000</text:p>
          </table:table-cell>
          <table:table-cell office:value-type="string" calcext:value-type="string">
            <text:p>3186473289219118188229102954420212495944955865104941837513590283759557293708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7664205232862" calcext:value-type="float">
            <text:p>11,766420523286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00001100110001001011101101111000011001010001101110001111000110011111000111111011111000001110110000100110101100101100100010111011001001101111010111100111100111011001000000011011001001001101000001001001101010100101110000001110110101100111100010110110001</text:p>
          </table:table-cell>
          <table:table-cell office:value-type="string" calcext:value-type="string">
            <text:p>870245466179903993317991992656480561912371808861877127252642159086485448800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63903890557336" calcext:value-type="float">
            <text:p>7,6390389055733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100011010000110001110110100111011000100001001100110000010011100100010110110110110110001110000111011101011001011010101111000010001010110011011011111110100110000000110111110100100110100100111100000000100010100110000001000011101110010100101001000001011</text:p>
          </table:table-cell>
          <table:table-cell office:value-type="string" calcext:value-type="string">
            <text:p>1497243406457196580413919925210155194261882923258292662202562963246484726221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72201035269071" calcext:value-type="float">
            <text:p>7,7220103526907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11111101000000110000010110100000010110011110111111001011001100110100101110100100101100101111101000011000001111001101011010000011101011100000100010100110010001101101000000000010111111001000111001110001001101100010101101010110011010110111101100101101000</text:p>
          </table:table-cell>
          <table:table-cell office:value-type="string" calcext:value-type="string">
            <text:p>831833266651722397129104441056465226513591111860075842355245213452691630882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460327672444" calcext:value-type="float">
            <text:p>12,46032767244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01101100011000001100100001100100100111001001111100101010010100100110001100000000011101001100110111100101110000111110111110010010010010100101001111010000001000011111111111000101010000010010101100110111101100110110001010110101101110010001011110010101101</text:p>
          </table:table-cell>
          <table:table-cell office:value-type="string" calcext:value-type="string">
            <text:p>2686141914650572131086792263193921475962748529915484688492134678302683304670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5.3141441640666" calcext:value-type="float">
            <text:p>15,314144164066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011111111001010000101011111011101010101111000101110100111100101011110000000100000110111101011010001010010011010110110011011010100101100101101010110100010101010011111010000010111100101101110101101001111011110101111011011001110110111010100001101010011</text:p>
          </table:table-cell>
          <table:table-cell office:value-type="string" calcext:value-type="string">
            <text:p>149248355948622746958592264210216132864613417245803750911484115406757915042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5021315875771" calcext:value-type="float">
            <text:p>8,502131587577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101111000011111000100011001111110001000010101000111011110101000001011010101010110110110111111100010001000000111111111011110011101000010001000100101111011011001001011101110000101100101011000101011101100000101011111010111100001100000001011100110010011110</text:p>
          </table:table-cell>
          <table:table-cell office:value-type="string" calcext:value-type="string">
            <text:p>7769159348038659782495250997337959483900795393294682891767465828562098597391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.66155837891997" calcext:value-type="float">
            <text:p>8,6615583789199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10111100110010101001110100101010101101011100110100101101100000100001010000101101000010001001011111010100111001110111111000101000001000110010000111110011111000111010101100101101001000110001011000110111110001101100000001001100101011001000111110010010111</text:p>
          </table:table-cell>
          <table:table-cell office:value-type="string" calcext:value-type="string">
            <text:p>8951259203318650440570648121377368419086392192482136791072004830920548630440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8843541128732" calcext:value-type="float">
            <text:p>11,88435411287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11011110001010111101011010101110100101011011100110010111000010010010000000110010101111100010001101010110011010100000111000111100011101101010011101001100111100101111011010010001001011101111011001101100101101011110100011110111100110101111011010000101100</text:p>
          </table:table-cell>
          <table:table-cell office:value-type="string" calcext:value-type="string">
            <text:p>610363855089639546105114645009875135072037071061116664103872795897317267671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.8512554201604" calcext:value-type="float">
            <text:p>13,851255420160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1100101100010011111000101110000011001001110100010101010101101100100100101010100100001011110111101100000110001100111011110001111100011010111111001101101010110110101111011001011000011010010001011100101110000011110110001110011000111010000011000100010100</text:p>
          </table:table-cell>
          <table:table-cell office:value-type="string" calcext:value-type="string">
            <text:p>1590923997047062098671142061699282423066991603257307577276087786605167615618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6.2462737244446" calcext:value-type="float">
            <text:p>16,246273724444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000010101011110011000010011101000011000111001011000011111000111101011101101011000110001010000111010000111010100100101011100011000100001010000101111100110000011111010110000110101110101101100000000000110001001111101110110000110000011001010000011101010011</text:p>
          </table:table-cell>
          <table:table-cell office:value-type="string" calcext:value-type="string">
            <text:p>726735956361601176115181350061645815735525933618093274571674903041185743522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5377778166916" calcext:value-type="float">
            <text:p>10,537777816691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110101100000000000100010010001100110010001000010101011101011110111110100011000110111010010010100110111011011000110100110110101111111101111101011001001110011101110001100010111110100100101000110010011111100110110110101010111010000110010110111111001011000</text:p>
          </table:table-cell>
          <table:table-cell office:value-type="string" calcext:value-type="string">
            <text:p>7841975490794447998243441343274171996627973574898085090809342897280667166268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.7999429952549" calcext:value-type="float">
            <text:p>13,799942995254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001010101001111111000111001101011010110001100101011111011100001011100010110000010000011011011110110100011100111010011111100110001111111001000100010010001010010010100011010000111001010000000101100010101110010000000100110100011011001001101000111001101010</text:p>
          </table:table-cell>
          <table:table-cell office:value-type="string" calcext:value-type="string">
            <text:p>7357502097446965972403801722052566838208044168124614960760142481079302504817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5.9831005462601" calcext:value-type="float">
            <text:p>15,983100546260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0000010101010111101110000011111110101010001001010100101010111101111000111011010000101000110110111010000100001010100000000000000001101001101010001001000101010101100010111010110110010110111110111111101001000001000101110100001110110100010100111110111111</text:p>
          </table:table-cell>
          <table:table-cell office:value-type="string" calcext:value-type="string">
            <text:p>1632102116736126078579823677398017278884379711510556308577963389413213977388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92564837393934" calcext:value-type="float">
            <text:p>9,9256483739393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110000110001101011001001011010010111100101010001111011111111011000001010011101001000110001101001111101110001100110101101001110001010010011000010100100001101110010111010110101100011111001100010111011000110101011000010111000011010110001010011011110111000</text:p>
          </table:table-cell>
          <table:table-cell office:value-type="string" calcext:value-type="string">
            <text:p>6341156546815858415186692819365449261529133063284335808303556470445581986808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668148337968" calcext:value-type="float">
            <text:p>12,66814833796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1010111001101100110111110000100111010001111011010110001011010100110100111111110000101010100101001001101010010101001010100000011001111010001110000011100010001101100000111001110111111111100101111000011111111101101000010111111111011010101101111100100001</text:p>
          </table:table-cell>
          <table:table-cell office:value-type="string" calcext:value-type="string">
            <text:p>2294374789591346156854854801020087854087636867972993796982260621030780166940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1821459348242" calcext:value-type="float">
            <text:p>10,182145934824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00100110011111100101010010110011110111111011010001111010011001110101101110001001100101001101110111000001001000101110001001101111111000111111111101111110011100000111001010000010100100011001001110111001010100101001010000110001101111000111111001010000011</text:p>
          </table:table-cell>
          <table:table-cell office:value-type="string" calcext:value-type="string">
            <text:p>5844014135529586860095522868504461605309769915653573145859846271245908731149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60832953214536" calcext:value-type="float">
            <text:p>9,6083295321453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01001111001000010101100010000111110010110110110100110100101011011100010100100001110100111101101010100000011010001011011101001110100111001011111110011110110011011011010000110111010111100011011111001110110100001110001111001010111010011111011001101110010</text:p>
          </table:table-cell>
          <table:table-cell office:value-type="string" calcext:value-type="string">
            <text:p>8796255542817184559451490136419362747455478104271664512648850990141931832613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29475591216688" calcext:value-type="float">
            <text:p>7,2947559121668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11111011011110010010010110001101010110101011110000010001011111100001110000001001101101000111010010011011111110101100100011101000000011001111111110111001000101000011110101110010100001101110111001110101101011000110110100010000100000110111001101001001110</text:p>
          </table:table-cell>
          <table:table-cell office:value-type="string" calcext:value-type="string">
            <text:p>8316157924642866036553622692582178174223333461920391693865207914203815736788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.4837840886185" calcext:value-type="float">
            <text:p>12,483784088618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1001101011100101001011000010010011011100110010010101101100010110011111111110101110010001111100010101111010000101000010110001001000010110000011001001000001111010010011101010011011001111001110110111000110100100000000010110110011111011110101001111101100111</text:p>
          </table:table-cell>
          <table:table-cell office:value-type="string" calcext:value-type="string">
            <text:p>956017033442754152885381146351421776353670149213379851516303710347310238677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.7837146809971" calcext:value-type="float">
            <text:p>10,783714680997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011001110111110000110100001011111111111000011010100011101010000011001010001011001010011101001101010101001100101110001011101110111010101100010101111100110001011100001000100000111011111100100001000001010100101010101101111000010011010001101100011100000111</text:p>
          </table:table-cell>
          <table:table-cell office:value-type="string" calcext:value-type="string">
            <text:p>7529553531237241783864747266738761953320239137685773294636223239807630460698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9.5698299913568" calcext:value-type="float">
            <text:p>9,569829991356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110110001110111110010000101011100101000010000001100010000101010011011100010101000100010000111001110100010001011111011111111100111111010010010100100100111000100101001001111110110000011110101101110101011000000101100100111001101101001000110110010101100100</text:p>
          </table:table-cell>
          <table:table-cell office:value-type="string" calcext:value-type="string">
            <text:p>6402872276199875406181776411923593222844028273592859791311350333587332709718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.4410993334123" calcext:value-type="float">
            <text:p>13,441099333412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51:20.178854</meta:creation-date>
    <dc:date>2019-05-23T20:31:18.709000000</dc:date>
    <meta:generator>LibreOffice/5.3.7.2$Windows_X86_64 LibreOffice_project/6b8ed514a9f8b44d37a1b96673cbbdd077e24059</meta:generator>
    <meta:editing-cycles>4</meta:editing-cycles>
    <meta:editing-duration>PT26M42S</meta:editing-duration>
    <meta:document-statistic meta:table-count="4" meta:cell-count="1632" meta:object-count="0"/>
  </office:meta>
</office:document-meta>
</file>